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3.21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0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0"/>
        <table:table-column table:style-name="co1" table:number-columns-repeated="998" table:default-cell-style-name="ce12"/>
        <table:table-row table:style-name="ro1">
          <table:table-cell table:style-name="ce2" office:value-type="string" calcext:value-type="string">
            <text:p>Ave</text:p>
          </table:table-cell>
          <table:table-cell table:style-name="ce11" office:value-type="string" calcext:value-type="string">
            <text:p>Tamaño</text:p>
          </table:table-cell>
          <table:table-cell table:style-name="ce11" office:value-type="string" calcext:value-type="string">
            <text:p>Pico forma</text:p>
          </table:table-cell>
          <table:table-cell table:style-name="ce2" office:value-type="string" calcext:value-type="string">
            <text:p>Pico grosor</text:p>
          </table:table-cell>
          <table:table-cell table:style-name="ce2" office:value-type="string" calcext:value-type="string">
            <text:p>Pico longitud</text:p>
          </table:table-cell>
          <table:table-cell table:style-name="ce11" office:value-type="string" calcext:value-type="string">
            <text:p>Comportamiento</text:p>
          </table:table-cell>
          <table:table-cell table:style-name="ce11" office:value-type="string" calcext:value-type="string">
            <text:p>Hábitat</text:p>
          </table:table-cell>
          <table:table-cell table:style-name="ce11" office:value-type="string" calcext:value-type="string">
            <text:p>Patas color</text:p>
          </table:table-cell>
          <table:table-cell table:style-name="ce11" office:value-type="string" calcext:value-type="string">
            <text:p>Pico color</text:p>
          </table:table-cell>
          <table:table-cell table:style-name="ce11" office:value-type="string" calcext:value-type="string">
            <text:p>Color</text:p>
          </table:table-cell>
          <table:table-cell table:style-name="ce11" office:value-type="string" calcext:value-type="string">
            <text:p>Ficha</text:p>
          </table:table-cell>
          <table:table-cell table:style-name="ce11" office:value-type="string" calcext:value-type="string">
            <text:p>Fot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; Cazando/Pescando</text:p>
          </table:table-cell>
          <table:table-cell office:value-type="string" calcext:value-type="string">
            <text:p>Costa/ Cortados/Acantilad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</text:p>
          </table:table-cell>
          <table:table-cell table:number-columns-repeated="2" table:style-name="ce9" office:value-type="string" calcext:value-type="string">
            <text:p>Alcatraz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Ánade Azuló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/ Marrón</text:p>
          </table:table-cell>
          <table:table-cell table:number-columns-repeated="2" table:style-name="ce9" office:value-type="string" calcext:value-type="string">
            <text:p>Ánade Azuló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2" table:style-name="ce9" office:value-type="string" calcext:value-type="string">
            <text:p>Archibebe Clar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Herbazales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Bisbita Comú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Ratonero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2" table:style-name="ce9" office:value-type="string" calcext:value-type="string">
            <text:p>Colirrojo Tizó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2" table:style-name="ce9" office:value-type="string" calcext:value-type="string">
            <text:p>Corneja Negr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table:style-name="ce9" office:value-type="string" calcext:value-type="string">
            <text:p>Urrac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2" table:style-name="ce9" office:value-type="string" calcext:value-type="string">
            <text:p>Garceta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</text:p>
          </table:table-cell>
          <table:table-cell table:number-columns-repeated="2" table:style-name="ce9" office:value-type="string" calcext:value-type="string">
            <text:p>Garza Real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</text:p>
          </table:table-cell>
          <table:table-cell table:number-columns-repeated="2" table:style-name="ce9" office:value-type="string" calcext:value-type="string">
            <text:p>Gaviota Reidor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2" table:style-name="ce9" office:value-type="string" calcext:value-type="string">
            <text:p>Ostrer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Paloma Torcaz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table:number-columns-repeated="2" table:style-name="ce9" office:value-type="string" calcext:value-type="string">
            <text:p>Paloma Torcaz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</text:p>
          </table:table-cell>
          <table:table-cell table:number-columns-repeated="2" table:style-name="ce9" office:value-type="string" calcext:value-type="string">
            <text:p>Tórtola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</text:p>
          </table:table-cell>
          <table:table-cell table:number-columns-repeated="2" table:style-name="ce9" office:value-type="string" calcext:value-type="string">
            <text:p>Tórtola Turc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rr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Gorrión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Papamoscas Cerrojill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</text:p>
          </table:table-cell>
          <table:table-cell table:number-columns-repeated="2" table:style-name="ce9" office:value-type="string" calcext:value-type="string">
            <text:p>Tarabilla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Pico de Coral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Pico de Coral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Verde</text:p>
          </table:table-cell>
          <table:table-cell table:number-columns-repeated="2" table:style-name="ce9" office:value-type="string" calcext:value-type="string">
            <text:p>Verderó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/ Naranja</text:p>
          </table:table-cell>
          <table:table-cell table:number-columns-repeated="2" table:style-name="ce9" office:value-type="string" calcext:value-type="string">
            <text:p>Vuelvepiedra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table:style-name="ce9" office:value-type="string" calcext:value-type="string">
            <text:p>Zarapito Trinador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2" table:style-name="ce9" office:value-type="string" calcext:value-type="string">
            <text:p>Mirlo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table:style-name="ce9" office:value-type="string" calcext:value-type="string">
            <text:p>Águila Pescador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2" office:value-type="string" calcext:value-type="string">
            <text:p>Gaviota Argénte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Gris</text:p>
          </table:table-cell>
          <table:table-cell table:number-columns-repeated="2" office:value-type="string" calcext:value-type="string">
            <text:p>Gaviota Patiamarill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Cormorán Grande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Cormorán Moñud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2" office:value-type="string" calcext:value-type="string">
            <text:p>Garceta Grande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Herbazales/ Ribera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Cigüeña Blanc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/ Marrón</text:p>
          </table:table-cell>
          <table:table-cell table:number-columns-repeated="2" office:value-type="string" calcext:value-type="string">
            <text:p>Negrón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Milano Negr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Halcón Abejer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Azor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Gavilá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2" office:value-type="string" calcext:value-type="string">
            <text:p>Cernícalo Vulgar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2" office:value-type="string" calcext:value-type="string">
            <text:p>Halcón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Gris</text:p>
          </table:table-cell>
          <table:table-cell table:number-columns-repeated="2" office:value-type="string" calcext:value-type="string">
            <text:p>Alcotá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Faisán Vulgar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Rojo</text:p>
          </table:table-cell>
          <table:table-cell table:number-columns-repeated="2" office:value-type="string" calcext:value-type="string">
            <text:p>Faisán Vulgar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Perdiz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Polla de Agu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Focha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</text:p>
          </table:table-cell>
          <table:table-cell table:number-columns-repeated="2" office:value-type="string" calcext:value-type="string">
            <text:p>Chorlitejo Grande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horlitejo Patinegr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horlito Gris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Rosa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Aguja Colipint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Verde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Agachadiza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Agachadiza Chic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Correlimos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2" office:value-type="string" calcext:value-type="string">
            <text:p>Correlimos Tridáctil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Amarillo</text:p>
          </table:table-cell>
          <table:table-cell office:value-type="string" calcext:value-type="string">
            <text:p>Blanco/ Gris</text:p>
          </table:table-cell>
          <table:table-cell table:number-columns-repeated="2" office:value-type="string" calcext:value-type="string">
            <text:p>Gaviota Sombrí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</text:p>
          </table:table-cell>
          <table:table-cell table:number-columns-repeated="2" office:value-type="string" calcext:value-type="string">
            <text:p>Charrán Patinegr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Charrán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Volando/Planeando/ Cazando/Pesc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</text:p>
          </table:table-cell>
          <table:table-cell table:number-columns-repeated="2" office:value-type="string" calcext:value-type="string">
            <text:p>Charrán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Puñal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2" office:value-type="string" calcext:value-type="string">
            <text:p>Fumarel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Blanco</text:p>
          </table:table-cell>
          <table:table-cell office:value-type="string" calcext:value-type="string">
            <text:p>Blanco/ Marrón</text:p>
          </table:table-cell>
          <table:table-cell table:number-columns-repeated="2" office:value-type="string" calcext:value-type="string">
            <text:p>Lechuza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Mochuelo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<text:s/>Marrón</text:p>
          </table:table-cell>
          <table:table-cell table:number-columns-repeated="2" office:value-type="string" calcext:value-type="string">
            <text:p>Abubilla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</text:p>
          </table:table-cell>
          <table:table-cell table:number-columns-repeated="2" office:value-type="string" calcext:value-type="string">
            <text:p>Martín Pescador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2" office:value-type="string" calcext:value-type="string">
            <text:p>Cuc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Crema</text:p>
          </table:table-cell>
          <table:table-cell table:number-columns-repeated="2" office:value-type="string" calcext:value-type="string">
            <text:p>Críal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</text:p>
          </table:table-cell>
          <table:table-cell table:number-columns-repeated="2" office:value-type="string" calcext:value-type="string">
            <text:p>Chotacabras Gri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Pico Menor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Pío: blanco y negro/ Rojo</text:p>
          </table:table-cell>
          <table:table-cell table:number-columns-repeated="2" office:value-type="string" calcext:value-type="string">
            <text:p>Pico Picapino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Verde</text:p>
          </table:table-cell>
          <table:table-cell table:number-columns-repeated="2" office:value-type="string" calcext:value-type="string">
            <text:p>Pito Real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2" office:value-type="string" calcext:value-type="string">
            <text:p>Vencejo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Golondrina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Golondrina Daúric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Avión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Urbanos/ Cortados/Acantilad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Pío: blanco y negro</text:p>
          </table:table-cell>
          <table:table-cell table:number-columns-repeated="2" office:value-type="string" calcext:value-type="string">
            <text:p>Avión Común</text:p>
          </table:table-cell>
          <table:table-cell table:number-columns-repeated="987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</text:p>
          </table:table-cell>
          <table:table-cell table:number-columns-repeated="2" office:value-type="string" calcext:value-type="string">
            <text:p>Lavandera Blanca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</text:p>
          </table:table-cell>
          <table:table-cell table:number-columns-repeated="2" office:value-type="string" calcext:value-type="string">
            <text:p>Lavandera Boyera Ibéric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table:number-columns-repeated="2" office:value-type="string" calcext:value-type="string">
            <text:p>Lavandera Cascadeñ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2" office:value-type="string" calcext:value-type="string">
            <text:p>Petirroj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2" office:value-type="string" calcext:value-type="string">
            <text:p>Zorzal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2" office:value-type="string" calcext:value-type="string">
            <text:p>Carricerín Cejud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2" office:value-type="string" calcext:value-type="string">
            <text:p>Buitró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Verde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2" office:value-type="string" calcext:value-type="string">
            <text:p>Andarríos Chic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urruca Capirotad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Inmóvil</text:p>
          </table:table-cell>
          <table:table-cell office:value-type="string" calcext:value-type="string">
            <text:p>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urruca Capirotad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urruca Cabecineg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urruca Cabecinegr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</text:p>
          </table:table-cell>
          <table:table-cell table:number-columns-repeated="2" office:value-type="string" calcext:value-type="string">
            <text:p>Curruca Rabilarg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Blanco</text:p>
          </table:table-cell>
          <table:table-cell table:number-columns-repeated="2" office:value-type="string" calcext:value-type="string">
            <text:p>Curruca Zarcer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/ Crema</text:p>
          </table:table-cell>
          <table:table-cell table:number-columns-repeated="2" office:value-type="string" calcext:value-type="string">
            <text:p>Curruca Mosquitera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Crema</text:p>
          </table:table-cell>
          <table:table-cell table:number-columns-repeated="2" office:value-type="string" calcext:value-type="string">
            <text:p>Mosquitero Común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/ Amarillo</text:p>
          </table:table-cell>
          <table:table-cell table:number-columns-repeated="2" office:value-type="string" calcext:value-type="string">
            <text:p>Zarcero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</text:p>
          </table:table-cell>
          <table:table-cell table:number-columns-repeated="2" office:value-type="string" calcext:value-type="string">
            <text:p>Reyezuelo Listad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Marrón</text:p>
          </table:table-cell>
          <table:table-cell table:number-columns-repeated="2" office:value-type="string" calcext:value-type="string">
            <text:p>Reyezuelo Sencill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Chochí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2" office:value-type="string" calcext:value-type="string">
            <text:p>Agateador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</text:p>
          </table:table-cell>
          <table:table-cell table:number-columns-repeated="2" office:value-type="string" calcext:value-type="string">
            <text:p>Carbonero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table:number-columns-repeated="2" office:value-type="string" calcext:value-type="string">
            <text:p>Carbonero Garrapinos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zul/ Amarillo</text:p>
          </table:table-cell>
          <table:table-cell table:number-columns-repeated="2" office:value-type="string" calcext:value-type="string">
            <text:p>Herrerillo Común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2" office:value-type="string" calcext:value-type="string">
            <text:p>Herrerillo Capuchin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</text:p>
          </table:table-cell>
          <table:table-cell table:number-columns-repeated="2" office:value-type="string" calcext:value-type="string">
            <text:p>Mit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2" office:value-type="string" calcext:value-type="string">
            <text:p>Arrendaj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Estornino Negr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table:number-columns-repeated="2" office:value-type="string" calcext:value-type="string">
            <text:p>Estornino Pint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Pinzón Vulga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</text:p>
          </table:table-cell>
          <table:table-cell table:number-columns-repeated="2" office:value-type="string" calcext:value-type="string">
            <text:p>Pinzón Vulgar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</text:p>
          </table:table-cell>
          <table:table-cell table:number-columns-repeated="2" office:value-type="string" calcext:value-type="string">
            <text:p>Jilguer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Verde</text:p>
          </table:table-cell>
          <table:table-cell table:number-columns-repeated="2" office:value-type="string" calcext:value-type="string">
            <text:p>Lúgan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Verdecillo</text:p>
          </table:table-cell>
          <table:table-cell office:value-type="string" calcext:value-type="string">
            <text:p>Más pequeño <text:s/>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2" office:value-type="string" calcext:value-type="string">
            <text:p>Verdecill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Camachuel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</text:p>
          </table:table-cell>
          <table:table-cell table:number-columns-repeated="2" office:value-type="string" calcext:value-type="string">
            <text:p>Camachuelo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Herbaz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2" office:value-type="string" calcext:value-type="string">
            <text:p>Gorrión Moliner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</text:p>
          </table:table-cell>
          <table:table-cell table:number-columns-repeated="2" office:value-type="string" calcext:value-type="string">
            <text:p>Acentor Comú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</text:p>
          </table:table-cell>
          <table:table-cell table:number-columns-repeated="2" office:value-type="string" calcext:value-type="string">
            <text:p>Escribano Palustre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2" office:value-type="string" calcext:value-type="string">
            <text:p>Escribano Cerillo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/ Gris</text:p>
          </table:table-cell>
          <table:table-cell table:number-columns-repeated="2" office:value-type="string" calcext:value-type="string">
            <text:p>Escribano Montesino</text:p>
          </table:table-cell>
          <table:table-cell table:number-columns-repeated="987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</text:p>
          </table:table-cell>
          <table:table-cell table:number-columns-repeated="2" office:value-type="string" calcext:value-type="string">
            <text:p>Escribano Soteño</text:p>
          </table:table-cell>
          <table:table-cell table:number-columns-repeated="987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2" office:value-type="string" calcext:value-type="string">
            <text:p>Espátula</text:p>
          </table:table-cell>
          <table:table-cell table:number-columns-repeated="987"/>
        </table:table-row>
        <table:table-row table:style-name="ro5" table:number-rows-repeated="1048467">
          <table:table-cell table:number-columns-repeated="999"/>
        </table:table-row>
        <table:table-row table:style-name="ro5">
          <table:table-cell table:number-columns-repeated="999"/>
        </table:table-row>
      </table:table>
      <table:table table:name="Vuelo" table:style-name="ta2">
        <table:table-column table:style-name="co1" table:default-cell-style-name="ce10"/>
        <table:table-column table:style-name="co1" table:number-columns-repeated="11" table:default-cell-style-name="ce12"/>
        <table:table-row table:style-name="ro5">
          <table:table-cell table:style-name="ce11" office:value-type="string" calcext:value-type="string">
            <text:p>Ave</text:p>
          </table:table-cell>
          <table:table-cell table:style-name="ce11" office:value-type="string" calcext:value-type="string">
            <text:p>Vuelo</text:p>
          </table:table-cell>
          <table:table-cell table:style-name="ce11" office:value-type="string" calcext:value-type="string">
            <text:p>Alete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no aplica</text:p>
          </table:table-cell>
          <table:table-cell office:value-type="string" calcext:value-type="string">
            <text:p>Alterna profundos aleteos con largos planeo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Ánade Azulón</text:p>
          </table:table-cell>
          <table:table-cell office:value-type="string" calcext:value-type="string">
            <text:p>Vuelo ágil</text:p>
          </table:table-cell>
          <table:table-cell office:value-type="string" calcext:value-type="string">
            <text:p>aleteos bastante poco profundo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Archibebe Claro</text:p>
          </table:table-cell>
          <table:table-cell office:value-type="string" calcext:value-type="string">
            <text:p>rápido</text:p>
          </table:table-cell>
          <table:table-cell office:value-type="string" calcext:value-type="string">
            <text:p>Aleteos profundos y lento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Bisbita Común</text:p>
          </table:table-cell>
          <table:table-cell office:value-type="string" calcext:value-type="string">
            <text:p>Movimientos irregulares, que producen un avance indeciso</text:p>
          </table:table-cell>
          <table:table-cell office:value-type="string" calcext:value-type="string">
            <text:p>aleteos no uniformes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Ratonero Común</text:p>
          </table:table-cell>
          <table:table-cell office:value-type="string" calcext:value-type="string">
            <text:p>Vuela bastante deprisa</text:p>
          </table:table-cell>
          <table:table-cell office:value-type="string" calcext:value-type="string">
            <text:p>aleteos rígidos y generalmente poco profundos, seguidos de planeos con las alas plan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lirrojo tizón</text:p>
          </table:table-cell>
          <table:table-cell office:value-type="string" calcext:value-type="string">
            <text:p>rápido y potente</text:p>
          </table:table-cell>
          <table:table-cell office:value-type="string" calcext:value-type="string">
            <text:p>batido raudo de ala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neja Negra</text:p>
          </table:table-cell>
          <table:table-cell office:value-type="string" calcext:value-type="string">
            <text:p>directo</text:p>
          </table:table-cell>
          <table:table-cell office:value-type="string" calcext:value-type="string">
            <text:p>constante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desequilibrado</text:p>
          </table:table-cell>
          <table:table-cell office:value-type="string" calcext:value-type="string">
            <text:p>irregulares y cortos planeos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Garceta Común</text:p>
          </table:table-cell>
          <table:table-cell office:value-type="string" calcext:value-type="string">
            <text:p><text:s/>lento y rectilíneo; postura característica con el cuello encogido en forma de “S”</text:p>
          </table:table-cell>
          <table:table-cell office:value-type="string" calcext:value-type="string">
            <text:p><text:s/>bate las alas constantemente y muestra los pies extendidos.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arza Real</text:p>
          </table:table-cell>
          <table:table-cell office:value-type="string" calcext:value-type="string">
            <text:p>lento; <text:s/>postura característica con el cuello encogido en forma de “S”</text:p>
          </table:table-cell>
          <table:table-cell office:value-type="string" calcext:value-type="string">
            <text:p>regulares y profundos planeos con las alas arqueadas mostrando los pies extendidos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Gaviota Reidora</text:p>
          </table:table-cell>
          <table:table-cell office:value-type="string" calcext:value-type="string">
            <text:p>Vuelo ligero y grácil</text:p>
          </table:table-cell>
          <table:table-cell office:value-type="string" calcext:value-type="string">
            <text:p>más ágil que el de las gaviotas de mayor tamaño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streros</text:p>
          </table:table-cell>
          <table:table-cell office:value-type="string" calcext:value-type="string">
            <text:p>Silueta en vuelo bastante compacta, vuelo potente</text:p>
          </table:table-cell>
          <table:table-cell office:value-type="string" calcext:value-type="string">
            <text:p>poco profund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loma torca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órtola Común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Tórtola Turca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Gorri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pamoscas gr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rabilla Comú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cos de coral</text:p>
          </table:table-cell>
          <table:table-cell table:number-columns-repeated="11"/>
        </table:table-row>
        <table:table-row table:style-name="ro5">
          <table:table-cell office:value-type="string" calcext:value-type="string">
            <text:p>Verderó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uelvepiedra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Zarapito trinador </text:p>
          </table:table-cell>
          <table:table-cell table:number-columns-repeated="11"/>
        </table:table-row>
        <table:table-row table:style-name="ro5" table:number-rows-repeated="1048552">
          <table:table-cell table:number-columns-repeated="12"/>
        </table:table-row>
        <table:table-row table:style-name="ro5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19:14:33.5142225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2-10-21T20:19:48.287899891</dc:date>
    <meta:editing-duration>P1DT10H18M51S</meta:editing-duration>
    <meta:editing-cycles>239</meta:editing-cycles>
    <meta:generator>LibreOffice/6.4.7.2$Linux_X86_64 LibreOffice_project/40$Build-2</meta:generator>
    <meta:document-statistic meta:table-count="2" meta:cell-count="1345" meta:object-count="0"/>
  </office:meta>
</office:document-meta>
</file>